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ext_20_body">
      <style:paragraph-properties fo:margin-left="0.139cm" fo:margin-right="0cm" fo:text-indent="0cm" style:auto-text-indent="false"/>
      <style:text-properties officeooo:paragraph-rsid="001bad17"/>
    </style:style>
    <style:style style:name="P3" style:family="paragraph" style:parent-style-name="Text_20_body">
      <style:paragraph-properties fo:margin-left="0.166cm" fo:margin-right="0cm" fo:text-align="justify" style:justify-single-word="false" fo:text-indent="0cm" style:auto-text-indent="false"/>
      <style:text-properties fo:font-style="normal" fo:font-weight="normal" officeooo:paragraph-rsid="001bfeb5" style:font-style-asian="normal" style:font-weight-asian="normal" style:font-style-complex="normal" style:font-weight-complex="normal"/>
    </style:style>
    <style:style style:name="P4" style:family="paragraph" style:parent-style-name="Text_20_body">
      <style:paragraph-properties fo:margin-left="0.166cm" fo:margin-right="0cm" fo:text-align="justify" style:justify-single-word="false" fo:text-indent="0cm" style:auto-text-indent="false"/>
      <style:text-properties officeooo:paragraph-rsid="001bad17"/>
    </style:style>
    <style:style style:name="P5" style:family="paragraph" style:parent-style-name="Standard">
      <style:paragraph-properties fo:margin-left="0.139cm" fo:margin-right="0cm" fo:text-indent="0cm" style:auto-text-indent="false"/>
      <style:text-properties officeooo:paragraph-rsid="001bad17"/>
    </style:style>
    <style:style style:name="P6" style:family="paragraph" style:parent-style-name="Standard">
      <style:paragraph-properties fo:margin-left="0.166cm" fo:margin-right="0cm" fo:text-align="justify" style:justify-single-word="false" fo:text-indent="0cm" style:auto-text-indent="false"/>
      <style:text-properties officeooo:paragraph-rsid="001bad17"/>
    </style:style>
    <style:style style:name="P7" style:family="paragraph" style:parent-style-name="Table_20_Contents">
      <style:paragraph-properties fo:margin-left="-0.028cm" fo:margin-right="0cm" fo:text-indent="0cm" style:auto-text-indent="false"/>
      <style:text-properties fo:font-weight="bold" style:font-weight-asian="bold" style:font-weight-complex="bold"/>
    </style:style>
    <style:style style:name="P8" style:family="paragraph" style:parent-style-name="Definizione_20_Nome">
      <style:paragraph-properties fo:margin-left="0.139cm" fo:margin-right="0cm" fo:text-indent="0cm" style:auto-text-indent="false"/>
      <style:text-properties officeooo:paragraph-rsid="001bad17"/>
    </style:style>
    <style:style style:name="P9" style:family="paragraph" style:parent-style-name="Definizione_20_Nome">
      <style:paragraph-properties fo:margin-left="0.014cm" fo:margin-right="0cm" fo:text-indent="0cm" style:auto-text-indent="false"/>
    </style:style>
    <style:style style:name="P10" style:family="paragraph" style:parent-style-name="Definizione_20_Nome">
      <style:paragraph-properties fo:margin-left="0.014cm" fo:margin-right="0cm" fo:text-indent="0cm" style:auto-text-indent="false"/>
      <style:text-properties officeooo:paragraph-rsid="001bad17"/>
    </style:style>
    <style:style style:name="P11" style:family="paragraph" style:parent-style-name="Definizione_20_Nome">
      <style:paragraph-properties fo:margin-left="0.014cm" fo:margin-right="0cm" fo:text-indent="0cm" style:auto-text-indent="false"/>
      <style:text-properties fo:font-style="italic" officeooo:paragraph-rsid="001bad17" style:font-style-asian="italic" style:font-style-complex="itali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bad17" style:font-style-asian="italic" style:font-weight-asian="bold" style:font-style-complex="italic" style:font-weight-complex="bold"/>
    </style:style>
    <style:style style:name="T3" style:family="text">
      <style:text-properties fo:font-style="italic" fo:font-weight="bold" officeooo:rsid="001bfeb5"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officeooo:rsid="0003c594" style:font-style-asian="normal" style:font-weight-asian="normal" style:font-style-complex="normal" style:font-weight-complex="normal"/>
    </style:style>
    <style:style style:name="T6" style:family="text">
      <style:text-properties fo:font-style="normal" fo:font-weight="normal" officeooo:rsid="0003d966" style:font-style-asian="normal" style:font-weight-asian="normal" style:font-style-complex="normal" style:font-weight-complex="normal"/>
    </style:style>
    <style:style style:name="T7" style:family="text">
      <style:text-properties fo:font-style="normal" officeooo:rsid="001bad17" style:font-style-asian="normal" style:font-style-complex="normal"/>
    </style:style>
    <style:style style:name="T8" style:family="text">
      <style:text-properties officeooo:rsid="001bad17"/>
    </style:style>
    <style:style style:name="T9" style:family="text">
      <style:text-properties officeooo:rsid="001bfe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7"><text:text-input text:description="">&lt;Genitore&gt;</text:text-input></text:p>
          </table:table-cell>
        </table:table-row>
        <table:table-row>
          <table:table-cell table:style-name="Tabella1.A2" office:value-type="string">
            <text:p text:style-name="P10"><text:span text:style-name="T1">Sicurezza e tutela</text:span><text:span text:style-name="T4"> </text:span><text:span text:style-name="T1">della</text:span><text:span text:style-name="T4"> </text:span><text:span text:style-name="T1">privacy:</text:span></text:p>
            <text:p text:style-name="P4"><text:span text:style-name="T5">Il genitore </text:span><text:span text:style-name="T6">per accedere al sistema deve compilare un form di registrazione, dove gli viene chiesto al momento della sottomissione di accettare il trattamento dei dati personali, in modo riservato,da rendere il feedback di natura anonima, consentendo la non visualizzazione ad altri utenti iscritti al sistema, se non a persone autorizzate.</text:span><text:span text:style-name="T5"> </text:span><text:span text:style-name="T6">Qualora le informazioni venissero rese pubbliche, il sistema notifica questo evento al proprietario dei dati personali. </text:span></text:p>
            <text:p text:style-name="P8"><text:span text:style-name="T6"/></text:p>
            <text:p text:style-name="P10"><text:span text:style-name="T2">Tempo di risposta:</text:span></text:p>
            <text:p text:style-name="P4"><text:span text:style-name="T7">Gli utenti del sistema compiono giornalmente delle operazioni. Il sistema si occupa quasi esclusivamente di interrogazioni al database, i genitori, quindi, consultano e modificano gli elenchi, dopo aver eseguito operazioni di login. Questo tipo di operazioni, login e consultazione/modifica, seppur oneroso per il database di grande dimensioni, non può quindi occupare più di qualche secondo per produrre risultati. In altre parole il tempo di attese dei genitori è di pochi secondi.</text:span></text:p>
            <text:p text:style-name="P2"><text:span text:style-name="T7"/></text:p>
            <text:p text:style-name="P11"><text:span text:style-name="T8">Usabilità:</text:span></text:p>
            <text:p text:style-name="P6"><text:span text:style-name="T8"><text:s text:c="4"/>Il genitore è uno di quegli stakeholders del sistema @Silo che ha le maggiori difficoltà nell'utilizzo del sistema informatico. L'interfaccia con cui il genitore ha un'interazione con il sistema, dovrà fare un massiccio uso di metafore, permettendo di eseguire operazioni come la <text:s text:c="3"/>compilazione di un questionario valutativo, senza l'inserimento di dati già noti al sistema, o come precedentemente sono stati già inseriti, al momento dell'autententicazione. Questo requisito è fondamentale per permettere al genitore di eseguire operazioni, con maggiore voglia, e di conseguenza di valutare l'asilo, in maniera più accurata e precisa.</text:span></text:p>
            <text:p text:style-name="P5"><text:span text:style-name="T8"/></text:p>
            <text:p text:style-name="P9"><text:span text:style-name="T8"><text:s/></text:span><text:span text:style-name="T3">Adattabilità e Portabilità:</text:span></text:p>
            <text:p text:style-name="P3"><text:span text:style-name="T9">I genitori che accedono ad @Silo fanno uso di un browser, che permette la navigazione tra i vari contenuti del sistema. Indipendentemente dal browser e dal sistema utilizzato dai genitori, il sistema deve essere funzionante e coerente con il design modellato.</text:span></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3:50:45.42</meta:creation-date>
    <meta:editing-duration>PT8M1S</meta:editing-duration>
    <meta:editing-cycles>3</meta:editing-cycles>
    <meta:generator>LibreOffice/3.6$Windows_x86 LibreOffice_project/da8c1e6-fd468f4-454e206-f42a4a9-143cfd</meta:generator>
    <dc:date>2012-11-02T14:17:00.99</dc:date>
    <meta:document-statistic meta:table-count="1" meta:image-count="0" meta:object-count="0" meta:page-count="1" meta:paragraph-count="9" meta:word-count="285" meta:character-count="1947" meta:non-whitespace-character-count="1662"/>
  </office:meta>
</office:document-meta>
</file>